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96.01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ˈɪərə</text:p>
          </table:table-cell>
          <table:table-cell office:value-type="string" calcext:value-type="string">
            <text:p>эра, эпоха</text:p>
            <text:p>We live in an era of instant communic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feɪz</text:p>
          </table:table-cell>
          <table:table-cell office:value-type="string" calcext:value-type="string">
            <text:p>Фаза</text:p>
            <text:p>a new drug that is in the experimental ph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a time</text:p>
          </table:table-cell>
          <table:table-cell/>
          <table:table-cell office:value-type="string" calcext:value-type="string">
            <text:p>в течение некоторого времени</text:p>
            <text:p>Alison was married, for a time, to a comedia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 times</text:p>
          </table:table-cell>
          <table:table-cell/>
          <table:table-cell office:value-type="string" calcext:value-type="string">
            <text:p>sometimes</text:p>
            <text:p>At times, I wish I didn't have to go to schoo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e / two / three / … at a time</text:p>
          </table:table-cell>
          <table:table-cell/>
          <table:table-cell office:value-type="string" calcext:value-type="string">
            <text:p>по одному, 1/2/6 и т. д. за раз</text:p>
            <text:p>He carried the chairs, three at a time.</text:p>
            <text:p>One at a time please, I can’t deal with you all toget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 and time again, time after time</text:p>
          </table:table-cell>
          <table:table-cell/>
          <table:table-cell office:value-type="string" calcext:value-type="string">
            <text:p>снова и снова</text:p>
            <text:p>often, over a long period</text:p>
            <text:p>The police were catching the same kids stealing time after time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over the course of time / the last two centuries </text:p>
          </table:table-cell>
          <table:table-cell/>
          <table:table-cell office:value-type="string" calcext:value-type="string">
            <text:p>с течением времени</text:p>
            <text:p>в процессе, в ходе чего-либо  за последние 2 столетия</text:p>
            <text:p>In the course of the interview she mentioned her previous experience.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in the course of time</text:p>
          </table:table-cell>
          <table:table-cell/>
          <table:table-cell office:value-type="string" calcext:value-type="string">
            <text:p>Со временем, через некоторое время</text:p>
            <text:p>She’ll get used to school in the course of ti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apse</text:p>
          </table:table-cell>
          <table:table-cell office:value-type="string" calcext:value-type="string">
            <text:p>ɪˈlæps</text:p>
          </table:table-cell>
          <table:table-cell office:value-type="string" calcext:value-type="string">
            <text:p>Проходить</text:p>
            <text:p>Several months elapsed before his case was brought to tri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 on</text:p>
          </table:table-cell>
          <table:table-cell/>
          <table:table-cell office:value-type="string" calcext:value-type="string">
            <text:p>Тянуться</text:p>
            <text:p>an expensive court battle that could drag on for ye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mentary</text:p>
          </table:table-cell>
          <table:table-cell office:value-type="string" calcext:value-type="string">
            <text:p>ˈməʊməntəri</text:p>
          </table:table-cell>
          <table:table-cell office:value-type="string" calcext:value-type="string">
            <text:p>Кратковременный, на мгновение (feelings, pause)</text:p>
            <text:p>There was a momentary paus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leeting</text:p>
          </table:table-cell>
          <table:table-cell office:value-type="string" calcext:value-type="string">
            <text:p>ˈfliːtɪŋ</text:p>
          </table:table-cell>
          <table:table-cell office:value-type="string" calcext:value-type="string">
            <text:p><text:span text:style-name="T3">Кратковременный, на мгновение</text:span></text:p>
            <text:p><text:span text:style-name="T3">I caught a fleeting glimpse of them as they drove past.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imeless</text:p>
          </table:table-cell>
          <table:table-cell/>
          <table:table-cell office:value-type="string" calcext:value-type="string">
            <text:p>неустаревающий, вечный</text:p>
            <text:p>Shakespeare's plays have a timeless appeal to all audiences.</text:p>
          </table:table-cell>
          <table:table-cell table:number-columns-repeated="1021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23:51:16.961105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4M1S</meta:editing-duration>
    <meta:editing-cycles>12</meta:editing-cycles>
    <meta:generator>LibreOffice/6.0.7.3$Linux_X86_64 LibreOffice_project/00m0$Build-3</meta:generator>
    <dc:date>2022-02-17T01:07:13.847390593</dc:date>
    <meta:document-statistic meta:table-count="1" meta:cell-count="31" meta:object-count="0"/>
    <meta:template xlink:type="simple" xlink:actuate="onRequest" xlink:title="vocabularyUnit" xlink:href="../../../../Templates/vocabularyUnit.ots" meta:date="2021-07-23T23:09:37.744245147"/>
  </office:meta>
</office:document-meta>
</file>